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31pt"/>
    </style:style>
    <style:style style:name="co2" style:family="table-column">
      <style:table-column-properties fo:break-before="auto" style:column-width="48.9pt"/>
    </style:style>
    <style:style style:name="co3" style:family="table-column">
      <style:table-column-properties fo:break-before="auto" style:column-width="70.55pt"/>
    </style:style>
    <style:style style:name="co4" style:family="table-column">
      <style:table-column-properties fo:break-before="auto" style:column-width="143.26pt"/>
    </style:style>
    <style:style style:name="co5" style:family="table-column">
      <style:table-column-properties fo:break-before="auto" style:column-width="67.44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llinger_ban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iddle Band</text:p>
          </table:table-cell>
          <table:table-cell office:value-type="string" calcext:value-type="string">
            <text:p>20-day Standard Deviation</text:p>
          </table:table-cell>
          <table:table-cell office:value-type="string" calcext:value-type="string">
            <text:p>Upper Band</text:p>
          </table:table-cell>
          <table:table-cell office:value-type="string" calcext:value-type="string">
            <text:p>Lower Band</text:p>
          </table:table-cell>
          <table:table-cell office:value-type="string" calcext:value-type="string">
            <text:p>BandWidth </text:p>
          </table:table-cell>
        </table:table-row>
        <table:table-row table:style-name="ro1">
          <table:table-cell office:value-type="string" calcext:value-type="string">
            <text:p>1-May-09</text:p>
          </table:table-cell>
          <table:table-cell office:value-type="float" office:value="86.1557" calcext:value-type="float">
            <text:p>86.15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9</text:p>
          </table:table-cell>
          <table:table-cell office:value-type="float" office:value="89.0867" calcext:value-type="float">
            <text:p>89.08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9</text:p>
          </table:table-cell>
          <table:table-cell office:value-type="float" office:value="88.7829" calcext:value-type="float">
            <text:p>88.78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9</text:p>
          </table:table-cell>
          <table:table-cell office:value-type="float" office:value="90.3228" calcext:value-type="float">
            <text:p>90.32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9</text:p>
          </table:table-cell>
          <table:table-cell office:value-type="float" office:value="89.0671" calcext:value-type="float">
            <text:p>89.06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9</text:p>
          </table:table-cell>
          <table:table-cell office:value-type="float" office:value="91.1453" calcext:value-type="float">
            <text:p>91.14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9</text:p>
          </table:table-cell>
          <table:table-cell office:value-type="float" office:value="89.4397" calcext:value-type="float">
            <text:p>89.43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9</text:p>
          </table:table-cell>
          <table:table-cell office:value-type="float" office:value="89.175" calcext:value-type="float">
            <text:p>89.1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9</text:p>
          </table:table-cell>
          <table:table-cell office:value-type="float" office:value="86.9302" calcext:value-type="float">
            <text:p>86.93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9</text:p>
          </table:table-cell>
          <table:table-cell office:value-type="float" office:value="87.6752" calcext:value-type="float">
            <text:p>87.67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9</text:p>
          </table:table-cell>
          <table:table-cell office:value-type="float" office:value="86.9596" calcext:value-type="float">
            <text:p>86.95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9</text:p>
          </table:table-cell>
          <table:table-cell office:value-type="float" office:value="89.4299" calcext:value-type="float">
            <text:p>89.42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9</text:p>
          </table:table-cell>
          <table:table-cell office:value-type="float" office:value="89.3221" calcext:value-type="float">
            <text:p>89.32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9</text:p>
          </table:table-cell>
          <table:table-cell office:value-type="float" office:value="88.7241" calcext:value-type="float">
            <text:p>88.72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9</text:p>
          </table:table-cell>
          <table:table-cell office:value-type="float" office:value="87.4497" calcext:value-type="float">
            <text:p>87.44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9</text:p>
          </table:table-cell>
          <table:table-cell office:value-type="float" office:value="87.2634" calcext:value-type="float">
            <text:p>87.26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9</text:p>
          </table:table-cell>
          <table:table-cell office:value-type="float" office:value="89.4985" calcext:value-type="float">
            <text:p>89.49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9</text:p>
          </table:table-cell>
          <table:table-cell office:value-type="float" office:value="87.9006" calcext:value-type="float">
            <text:p>87.90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9</text:p>
          </table:table-cell>
          <table:table-cell office:value-type="float" office:value="89.126" calcext:value-type="float">
            <text:p>89.1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9</text:p>
          </table:table-cell>
          <table:table-cell office:value-type="float" office:value="90.7043" calcext:value-type="float">
            <text:p>90.7043</text:p>
          </table:table-cell>
          <table:table-cell office:value-type="float" office:value="88.7079" calcext:value-type="float">
            <text:p>88.7079</text:p>
          </table:table-cell>
          <table:table-cell office:value-type="float" office:value="1.292" calcext:value-type="float">
            <text:p>1.292</text:p>
          </table:table-cell>
          <table:table-cell office:value-type="float" office:value="91.2919" calcext:value-type="float">
            <text:p>91.2919</text:p>
          </table:table-cell>
          <table:table-cell office:value-type="float" office:value="86.124" calcext:value-type="float">
            <text:p>86.124</text:p>
          </table:table-cell>
          <table:table-cell office:value-type="float" office:value="5.1678" calcext:value-type="float">
            <text:p>5.1678</text:p>
          </table:table-cell>
        </table:table-row>
        <table:table-row table:style-name="ro1">
          <table:table-cell office:value-type="string" calcext:value-type="string">
            <text:p>1-Jun-09</text:p>
          </table:table-cell>
          <table:table-cell office:value-type="float" office:value="92.9001" calcext:value-type="float">
            <text:p>92.9001</text:p>
          </table:table-cell>
          <table:table-cell office:value-type="float" office:value="89.0452" calcext:value-type="float">
            <text:p>89.0452</text:p>
          </table:table-cell>
          <table:table-cell office:value-type="float" office:value="1.4521" calcext:value-type="float">
            <text:p>1.4521</text:p>
          </table:table-cell>
          <table:table-cell office:value-type="float" office:value="91.9493" calcext:value-type="float">
            <text:p>91.9493</text:p>
          </table:table-cell>
          <table:table-cell office:value-type="float" office:value="86.1411" calcext:value-type="float">
            <text:p>86.1411</text:p>
          </table:table-cell>
          <table:table-cell office:value-type="float" office:value="5.8082" calcext:value-type="float">
            <text:p>5.8082</text:p>
          </table:table-cell>
        </table:table-row>
        <table:table-row table:style-name="ro1">
          <table:table-cell office:value-type="string" calcext:value-type="string">
            <text:p>2-Jun-09</text:p>
          </table:table-cell>
          <table:table-cell office:value-type="float" office:value="92.9784" calcext:value-type="float">
            <text:p>92.9784</text:p>
          </table:table-cell>
          <table:table-cell office:value-type="float" office:value="89.2397" calcext:value-type="float">
            <text:p>89.2397</text:p>
          </table:table-cell>
          <table:table-cell office:value-type="float" office:value="1.6864" calcext:value-type="float">
            <text:p>1.6864</text:p>
          </table:table-cell>
          <table:table-cell office:value-type="float" office:value="92.6126" calcext:value-type="float">
            <text:p>92.6126</text:p>
          </table:table-cell>
          <table:table-cell office:value-type="float" office:value="85.8669" calcext:value-type="float">
            <text:p>85.8669</text:p>
          </table:table-cell>
          <table:table-cell office:value-type="float" office:value="6.7457" calcext:value-type="float">
            <text:p>6.7457</text:p>
          </table:table-cell>
        </table:table-row>
        <table:table-row table:style-name="ro1">
          <table:table-cell office:value-type="string" calcext:value-type="string">
            <text:p>3-Jun-09</text:p>
          </table:table-cell>
          <table:table-cell office:value-type="float" office:value="91.8021" calcext:value-type="float">
            <text:p>91.8021</text:p>
          </table:table-cell>
          <table:table-cell office:value-type="float" office:value="89.3907" calcext:value-type="float">
            <text:p>89.3907</text:p>
          </table:table-cell>
          <table:table-cell office:value-type="float" office:value="1.7717" calcext:value-type="float">
            <text:p>1.7717</text:p>
          </table:table-cell>
          <table:table-cell office:value-type="float" office:value="92.9342" calcext:value-type="float">
            <text:p>92.9342</text:p>
          </table:table-cell>
          <table:table-cell office:value-type="float" office:value="85.8472" calcext:value-type="float">
            <text:p>85.8472</text:p>
          </table:table-cell>
          <table:table-cell office:value-type="float" office:value="7.087" calcext:value-type="float">
            <text:p>7.087</text:p>
          </table:table-cell>
        </table:table-row>
        <table:table-row table:style-name="ro1">
          <table:table-cell office:value-type="string" calcext:value-type="string">
            <text:p>4-Jun-09</text:p>
          </table:table-cell>
          <table:table-cell office:value-type="float" office:value="92.6647" calcext:value-type="float">
            <text:p>92.6647</text:p>
          </table:table-cell>
          <table:table-cell office:value-type="float" office:value="89.5078" calcext:value-type="float">
            <text:p>89.5078</text:p>
          </table:table-cell>
          <table:table-cell office:value-type="float" office:value="1.9021" calcext:value-type="float">
            <text:p>1.9021</text:p>
          </table:table-cell>
          <table:table-cell office:value-type="float" office:value="93.3119" calcext:value-type="float">
            <text:p>93.3119</text:p>
          </table:table-cell>
          <table:table-cell office:value-type="float" office:value="85.7037" calcext:value-type="float">
            <text:p>85.7037</text:p>
          </table:table-cell>
          <table:table-cell office:value-type="float" office:value="7.6083" calcext:value-type="float">
            <text:p>7.6083</text:p>
          </table:table-cell>
        </table:table-row>
        <table:table-row table:style-name="ro1">
          <table:table-cell office:value-type="string" calcext:value-type="string">
            <text:p>5-Jun-09</text:p>
          </table:table-cell>
          <table:table-cell office:value-type="float" office:value="92.6843" calcext:value-type="float">
            <text:p>92.6843</text:p>
          </table:table-cell>
          <table:table-cell office:value-type="float" office:value="89.6887" calcext:value-type="float">
            <text:p>89.6887</text:p>
          </table:table-cell>
          <table:table-cell office:value-type="float" office:value="2.0199" calcext:value-type="float">
            <text:p>2.0199</text:p>
          </table:table-cell>
          <table:table-cell office:value-type="float" office:value="93.7284" calcext:value-type="float">
            <text:p>93.7284</text:p>
          </table:table-cell>
          <table:table-cell office:value-type="float" office:value="85.6489" calcext:value-type="float">
            <text:p>85.6489</text:p>
          </table:table-cell>
          <table:table-cell office:value-type="float" office:value="8.0796" calcext:value-type="float">
            <text:p>8.0796</text:p>
          </table:table-cell>
        </table:table-row>
        <table:table-row table:style-name="ro1">
          <table:table-cell office:value-type="string" calcext:value-type="string">
            <text:p>8-Jun-09</text:p>
          </table:table-cell>
          <table:table-cell office:value-type="float" office:value="92.3021" calcext:value-type="float">
            <text:p>92.3021</text:p>
          </table:table-cell>
          <table:table-cell office:value-type="float" office:value="89.7465" calcext:value-type="float">
            <text:p>89.7465</text:p>
          </table:table-cell>
          <table:table-cell office:value-type="float" office:value="2.0765" calcext:value-type="float">
            <text:p>2.0765</text:p>
          </table:table-cell>
          <table:table-cell office:value-type="float" office:value="93.8996" calcext:value-type="float">
            <text:p>93.8996</text:p>
          </table:table-cell>
          <table:table-cell office:value-type="float" office:value="85.5934" calcext:value-type="float">
            <text:p>85.5934</text:p>
          </table:table-cell>
          <table:table-cell office:value-type="float" office:value="8.3062" calcext:value-type="float">
            <text:p>8.3062</text:p>
          </table:table-cell>
        </table:table-row>
        <table:table-row table:style-name="ro1">
          <table:table-cell office:value-type="string" calcext:value-type="string">
            <text:p>9-Jun-09</text:p>
          </table:table-cell>
          <table:table-cell office:value-type="float" office:value="92.7725" calcext:value-type="float">
            <text:p>92.7725</text:p>
          </table:table-cell>
          <table:table-cell office:value-type="float" office:value="89.9131" calcext:value-type="float">
            <text:p>89.9131</text:p>
          </table:table-cell>
          <table:table-cell office:value-type="float" office:value="2.1766" calcext:value-type="float">
            <text:p>2.1766</text:p>
          </table:table-cell>
          <table:table-cell office:value-type="float" office:value="94.2663" calcext:value-type="float">
            <text:p>94.2663</text:p>
          </table:table-cell>
          <table:table-cell office:value-type="float" office:value="85.56" calcext:value-type="float">
            <text:p>85.56</text:p>
          </table:table-cell>
          <table:table-cell office:value-type="float" office:value="8.7062" calcext:value-type="float">
            <text:p>8.7062</text:p>
          </table:table-cell>
        </table:table-row>
        <table:table-row table:style-name="ro1">
          <table:table-cell office:value-type="string" calcext:value-type="string">
            <text:p>10-Jun-09</text:p>
          </table:table-cell>
          <table:table-cell office:value-type="float" office:value="92.5373" calcext:value-type="float">
            <text:p>92.5373</text:p>
          </table:table-cell>
          <table:table-cell office:value-type="float" office:value="90.0813" calcext:value-type="float">
            <text:p>90.0813</text:p>
          </table:table-cell>
          <table:table-cell office:value-type="float" office:value="2.2419" calcext:value-type="float">
            <text:p>2.2419</text:p>
          </table:table-cell>
          <table:table-cell office:value-type="float" office:value="94.5651" calcext:value-type="float">
            <text:p>94.5651</text:p>
          </table:table-cell>
          <table:table-cell office:value-type="float" office:value="85.5974" calcext:value-type="float">
            <text:p>85.5974</text:p>
          </table:table-cell>
          <table:table-cell office:value-type="float" office:value="8.9677" calcext:value-type="float">
            <text:p>8.9677</text:p>
          </table:table-cell>
        </table:table-row>
        <table:table-row table:style-name="ro1">
          <table:table-cell office:value-type="string" calcext:value-type="string">
            <text:p>11-Jun-09</text:p>
          </table:table-cell>
          <table:table-cell office:value-type="float" office:value="92.949" calcext:value-type="float">
            <text:p>92.949</text:p>
          </table:table-cell>
          <table:table-cell office:value-type="float" office:value="90.3822" calcext:value-type="float">
            <text:p>90.3822</text:p>
          </table:table-cell>
          <table:table-cell office:value-type="float" office:value="2.2024" calcext:value-type="float">
            <text:p>2.2024</text:p>
          </table:table-cell>
          <table:table-cell office:value-type="float" office:value="94.7869" calcext:value-type="float">
            <text:p>94.7869</text:p>
          </table:table-cell>
          <table:table-cell office:value-type="float" office:value="85.9775" calcext:value-type="float">
            <text:p>85.9775</text:p>
          </table:table-cell>
          <table:table-cell office:value-type="float" office:value="8.8094" calcext:value-type="float">
            <text:p>8.8094</text:p>
          </table:table-cell>
        </table:table-row>
        <table:table-row table:style-name="ro1">
          <table:table-cell office:value-type="string" calcext:value-type="string">
            <text:p>12-Jun-09</text:p>
          </table:table-cell>
          <table:table-cell office:value-type="float" office:value="93.2039" calcext:value-type="float">
            <text:p>93.2039</text:p>
          </table:table-cell>
          <table:table-cell office:value-type="float" office:value="90.6586" calcext:value-type="float">
            <text:p>90.6586</text:p>
          </table:table-cell>
          <table:table-cell office:value-type="float" office:value="2.1922" calcext:value-type="float">
            <text:p>2.1922</text:p>
          </table:table-cell>
          <table:table-cell office:value-type="float" office:value="95.043" calcext:value-type="float">
            <text:p>95.043</text:p>
          </table:table-cell>
          <table:table-cell office:value-type="float" office:value="86.2743" calcext:value-type="float">
            <text:p>86.2743</text:p>
          </table:table-cell>
          <table:table-cell office:value-type="float" office:value="8.7687" calcext:value-type="float">
            <text:p>8.7687</text:p>
          </table:table-cell>
        </table:table-row>
        <table:table-row table:style-name="ro1">
          <table:table-cell office:value-type="string" calcext:value-type="string">
            <text:p>15-Jun-09</text:p>
          </table:table-cell>
          <table:table-cell office:value-type="float" office:value="91.0669" calcext:value-type="float">
            <text:p>91.0669</text:p>
          </table:table-cell>
          <table:table-cell office:value-type="float" office:value="90.864" calcext:value-type="float">
            <text:p>90.864</text:p>
          </table:table-cell>
          <table:table-cell office:value-type="float" office:value="2.0218" calcext:value-type="float">
            <text:p>2.0218</text:p>
          </table:table-cell>
          <table:table-cell office:value-type="float" office:value="94.9076" calcext:value-type="float">
            <text:p>94.9076</text:p>
          </table:table-cell>
          <table:table-cell office:value-type="float" office:value="86.8204" calcext:value-type="float">
            <text:p>86.8204</text:p>
          </table:table-cell>
          <table:table-cell office:value-type="float" office:value="8.0872" calcext:value-type="float">
            <text:p>8.0872</text:p>
          </table:table-cell>
        </table:table-row>
        <table:table-row table:style-name="ro1">
          <table:table-cell office:value-type="string" calcext:value-type="string">
            <text:p>16-Jun-09</text:p>
          </table:table-cell>
          <table:table-cell office:value-type="float" office:value="89.8318" calcext:value-type="float">
            <text:p>89.8318</text:p>
          </table:table-cell>
          <table:table-cell office:value-type="float" office:value="90.8841" calcext:value-type="float">
            <text:p>90.8841</text:p>
          </table:table-cell>
          <table:table-cell office:value-type="float" office:value="2.0094" calcext:value-type="float">
            <text:p>2.0094</text:p>
          </table:table-cell>
          <table:table-cell office:value-type="float" office:value="94.9029" calcext:value-type="float">
            <text:p>94.9029</text:p>
          </table:table-cell>
          <table:table-cell office:value-type="float" office:value="86.8653" calcext:value-type="float">
            <text:p>86.8653</text:p>
          </table:table-cell>
          <table:table-cell office:value-type="float" office:value="8.0376" calcext:value-type="float">
            <text:p>8.0376</text:p>
          </table:table-cell>
        </table:table-row>
        <table:table-row table:style-name="ro1">
          <table:table-cell office:value-type="string" calcext:value-type="string">
            <text:p>17-Jun-09</text:p>
          </table:table-cell>
          <table:table-cell office:value-type="float" office:value="89.7435" calcext:value-type="float">
            <text:p>89.7435</text:p>
          </table:table-cell>
          <table:table-cell office:value-type="float" office:value="90.9052" calcext:value-type="float">
            <text:p>90.9052</text:p>
          </table:table-cell>
          <table:table-cell office:value-type="float" office:value="1.9951" calcext:value-type="float">
            <text:p>1.9951</text:p>
          </table:table-cell>
          <table:table-cell office:value-type="float" office:value="94.8953" calcext:value-type="float">
            <text:p>94.8953</text:p>
          </table:table-cell>
          <table:table-cell office:value-type="float" office:value="86.915" calcext:value-type="float">
            <text:p>86.915</text:p>
          </table:table-cell>
          <table:table-cell office:value-type="float" office:value="7.9803" calcext:value-type="float">
            <text:p>7.9803</text:p>
          </table:table-cell>
        </table:table-row>
        <table:table-row table:style-name="ro1">
          <table:table-cell office:value-type="string" calcext:value-type="string">
            <text:p>18-Jun-09</text:p>
          </table:table-cell>
          <table:table-cell office:value-type="float" office:value="90.3994" calcext:value-type="float">
            <text:p>90.3994</text:p>
          </table:table-cell>
          <table:table-cell office:value-type="float" office:value="90.9889" calcext:value-type="float">
            <text:p>90.9889</text:p>
          </table:table-cell>
          <table:table-cell office:value-type="float" office:value="1.936" calcext:value-type="float">
            <text:p>1.936</text:p>
          </table:table-cell>
          <table:table-cell office:value-type="float" office:value="94.861" calcext:value-type="float">
            <text:p>94.861</text:p>
          </table:table-cell>
          <table:table-cell office:value-type="float" office:value="87.1168" calcext:value-type="float">
            <text:p>87.1168</text:p>
          </table:table-cell>
          <table:table-cell office:value-type="float" office:value="7.7442" calcext:value-type="float">
            <text:p>7.7442</text:p>
          </table:table-cell>
        </table:table-row>
        <table:table-row table:style-name="ro1">
          <table:table-cell office:value-type="string" calcext:value-type="string">
            <text:p>19-Jun-09</text:p>
          </table:table-cell>
          <table:table-cell office:value-type="float" office:value="90.7387" calcext:value-type="float">
            <text:p>90.7387</text:p>
          </table:table-cell>
          <table:table-cell office:value-type="float" office:value="91.1534" calcext:value-type="float">
            <text:p>91.1534</text:p>
          </table:table-cell>
          <table:table-cell office:value-type="float" office:value="1.7601" calcext:value-type="float">
            <text:p>1.7601</text:p>
          </table:table-cell>
          <table:table-cell office:value-type="float" office:value="94.6736" calcext:value-type="float">
            <text:p>94.6736</text:p>
          </table:table-cell>
          <table:table-cell office:value-type="float" office:value="87.6331" calcext:value-type="float">
            <text:p>87.6331</text:p>
          </table:table-cell>
          <table:table-cell office:value-type="float" office:value="7.0405" calcext:value-type="float">
            <text:p>7.0405</text:p>
          </table:table-cell>
        </table:table-row>
        <table:table-row table:style-name="ro1">
          <table:table-cell office:value-type="string" calcext:value-type="string">
            <text:p>22-Jun-09</text:p>
          </table:table-cell>
          <table:table-cell office:value-type="float" office:value="88.0177" calcext:value-type="float">
            <text:p>88.0177</text:p>
          </table:table-cell>
          <table:table-cell office:value-type="float" office:value="91.1911" calcext:value-type="float">
            <text:p>91.1911</text:p>
          </table:table-cell>
          <table:table-cell office:value-type="float" office:value="1.6828" calcext:value-type="float">
            <text:p>1.6828</text:p>
          </table:table-cell>
          <table:table-cell office:value-type="float" office:value="94.5566" calcext:value-type="float">
            <text:p>94.5566</text:p>
          </table:table-cell>
          <table:table-cell office:value-type="float" office:value="87.8256" calcext:value-type="float">
            <text:p>87.8256</text:p>
          </table:table-cell>
          <table:table-cell office:value-type="float" office:value="6.731" calcext:value-type="float">
            <text:p>6.731</text:p>
          </table:table-cell>
        </table:table-row>
        <table:table-row table:style-name="ro1">
          <table:table-cell office:value-type="string" calcext:value-type="string">
            <text:p>23-Jun-09</text:p>
          </table:table-cell>
          <table:table-cell office:value-type="float" office:value="88.0867" calcext:value-type="float">
            <text:p>88.0867</text:p>
          </table:table-cell>
          <table:table-cell office:value-type="float" office:value="91.1205" calcext:value-type="float">
            <text:p>91.1205</text:p>
          </table:table-cell>
          <table:table-cell office:value-type="float" office:value="1.7791" calcext:value-type="float">
            <text:p>1.7791</text:p>
          </table:table-cell>
          <table:table-cell office:value-type="float" office:value="94.6788" calcext:value-type="float">
            <text:p>94.6788</text:p>
          </table:table-cell>
          <table:table-cell office:value-type="float" office:value="87.5622" calcext:value-type="float">
            <text:p>87.5622</text:p>
          </table:table-cell>
          <table:table-cell office:value-type="float" office:value="7.1165" calcext:value-type="float">
            <text:p>7.1165</text:p>
          </table:table-cell>
        </table:table-row>
        <table:table-row table:style-name="ro1">
          <table:table-cell office:value-type="string" calcext:value-type="string">
            <text:p>24-Jun-09</text:p>
          </table:table-cell>
          <table:table-cell office:value-type="float" office:value="88.8439" calcext:value-type="float">
            <text:p>88.8439</text:p>
          </table:table-cell>
          <table:table-cell office:value-type="float" office:value="91.1677" calcext:value-type="float">
            <text:p>91.1677</text:p>
          </table:table-cell>
          <table:table-cell office:value-type="float" office:value="1.7041" calcext:value-type="float">
            <text:p>1.7041</text:p>
          </table:table-cell>
          <table:table-cell office:value-type="float" office:value="94.5758" calcext:value-type="float">
            <text:p>94.5758</text:p>
          </table:table-cell>
          <table:table-cell office:value-type="float" office:value="87.7595" calcext:value-type="float">
            <text:p>87.7595</text:p>
          </table:table-cell>
          <table:table-cell office:value-type="float" office:value="6.8162" calcext:value-type="float">
            <text:p>6.8162</text:p>
          </table:table-cell>
        </table:table-row>
        <table:table-row table:style-name="ro1">
          <table:table-cell office:value-type="string" calcext:value-type="string">
            <text:p>25-Jun-09</text:p>
          </table:table-cell>
          <table:table-cell office:value-type="float" office:value="90.7781" calcext:value-type="float">
            <text:p>90.7781</text:p>
          </table:table-cell>
          <table:table-cell office:value-type="float" office:value="91.2503" calcext:value-type="float">
            <text:p>91.2503</text:p>
          </table:table-cell>
          <table:table-cell office:value-type="float" office:value="1.642" calcext:value-type="float">
            <text:p>1.642</text:p>
          </table:table-cell>
          <table:table-cell office:value-type="float" office:value="94.5343" calcext:value-type="float">
            <text:p>94.5343</text:p>
          </table:table-cell>
          <table:table-cell office:value-type="float" office:value="87.9663" calcext:value-type="float">
            <text:p>87.9663</text:p>
          </table:table-cell>
          <table:table-cell office:value-type="float" office:value="6.568" calcext:value-type="float">
            <text:p>6.568</text:p>
          </table:table-cell>
        </table:table-row>
        <table:table-row table:style-name="ro1">
          <table:table-cell office:value-type="string" calcext:value-type="string">
            <text:p>26-Jun-09</text:p>
          </table:table-cell>
          <table:table-cell office:value-type="float" office:value="90.5416" calcext:value-type="float">
            <text:p>90.5416</text:p>
          </table:table-cell>
          <table:table-cell office:value-type="float" office:value="91.2421" calcext:value-type="float">
            <text:p>91.2421</text:p>
          </table:table-cell>
          <table:table-cell office:value-type="float" office:value="1.6451" calcext:value-type="float">
            <text:p>1.6451</text:p>
          </table:table-cell>
          <table:table-cell office:value-type="float" office:value="94.5323" calcext:value-type="float">
            <text:p>94.5323</text:p>
          </table:table-cell>
          <table:table-cell office:value-type="float" office:value="87.952" calcext:value-type="float">
            <text:p>87.952</text:p>
          </table:table-cell>
          <table:table-cell office:value-type="float" office:value="6.5803" calcext:value-type="float">
            <text:p>6.5803</text:p>
          </table:table-cell>
        </table:table-row>
        <table:table-row table:style-name="ro1">
          <table:table-cell office:value-type="string" calcext:value-type="string">
            <text:p>29-Jun-09</text:p>
          </table:table-cell>
          <table:table-cell office:value-type="float" office:value="91.3894" calcext:value-type="float">
            <text:p>91.3894</text:p>
          </table:table-cell>
          <table:table-cell office:value-type="float" office:value="91.1666" calcext:value-type="float">
            <text:p>91.1666</text:p>
          </table:table-cell>
          <table:table-cell office:value-type="float" office:value="1.6013" calcext:value-type="float">
            <text:p>1.6013</text:p>
          </table:table-cell>
          <table:table-cell office:value-type="float" office:value="94.3693" calcext:value-type="float">
            <text:p>94.3693</text:p>
          </table:table-cell>
          <table:table-cell office:value-type="float" office:value="87.9639" calcext:value-type="float">
            <text:p>87.9639</text:p>
          </table:table-cell>
          <table:table-cell office:value-type="float" office:value="6.4053" calcext:value-type="float">
            <text:p>6.4053</text:p>
          </table:table-cell>
        </table:table-row>
        <table:table-row table:style-name="ro1">
          <table:table-cell office:value-type="string" calcext:value-type="string">
            <text:p>30-Jun-09</text:p>
          </table:table-cell>
          <table:table-cell office:value-type="float" office:value="90.65" calcext:value-type="float">
            <text:p>90.65</text:p>
          </table:table-cell>
          <table:table-cell office:value-type="float" office:value="91.0502" calcext:value-type="float">
            <text:p>91.0502</text:p>
          </table:table-cell>
          <table:table-cell office:value-type="float" office:value="1.5492" calcext:value-type="float">
            <text:p>1.5492</text:p>
          </table:table-cell>
          <table:table-cell office:value-type="float" office:value="94.1485" calcext:value-type="float">
            <text:p>94.1485</text:p>
          </table:table-cell>
          <table:table-cell office:value-type="float" office:value="87.9519" calcext:value-type="float">
            <text:p>87.9519</text:p>
          </table:table-cell>
          <table:table-cell office:value-type="float" office:value="6.1966" calcext:value-type="float">
            <text:p>6.1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04:30.550419351</dc:date>
    <meta:editing-duration>PT29S</meta:editing-duration>
    <meta:editing-cycles>1</meta:editing-cycles>
    <meta:document-statistic meta:table-count="1" meta:cell-count="301" meta:object-count="0"/>
    <meta:generator>LibreOffice/6.0.6.2$Linux_X86_64 LibreOffice_project/00m0$Build-2</meta:generator>
  </office:meta>
</office:document-meta>
</file>